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05cm" fo:min-width="0.955cm"/>
    </style:style>
    <style:style style:name="gr3" style:family="graphic" style:parent-style-name="standard">
      <style:graphic-properties draw:textarea-horizontal-align="justify" draw:textarea-vertical-align="middle" draw:auto-grow-height="false" fo:min-height="1.59cm" fo:min-width="1.453cm"/>
    </style:style>
    <style:style style:name="gr4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1.726cm" fo:min-width="1.599cm"/>
    </style:style>
    <style:style style:name="gr6" style:family="graphic" style:parent-style-name="standard">
      <style:graphic-properties draw:textarea-horizontal-align="justify" draw:textarea-vertical-align="middle" draw:auto-grow-height="false" fo:min-height="2.308cm" fo:min-width="2.217cm"/>
    </style:style>
    <style:style style:name="gr7" style:family="graphic" style:parent-style-name="standard">
      <style:graphic-properties draw:textarea-horizontal-align="justify" draw:textarea-vertical-align="middle" draw:auto-grow-height="false" fo:min-height="1.803cm" fo:min-width="1.68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258cm" fo:min-width="0.77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258cm" fo:min-width="1.0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Tetromino Design Documen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amuel Varg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yer Navigation FSM</text:p>
          </draw:text-box>
        </draw:frame>
        <draw:custom-shape draw:style-name="gr2" draw:text-style-name="P2" xml:id="id7" draw:id="id7" draw:layer="layout" svg:width="2.057cm" svg:height="2.057cm" svg:x="6.071cm" svg:y="4.572cm">
          <text:p text:style-name="P2">Id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" draw:id="id2" draw:layer="layout" svg:width="2.761cm" svg:height="2.6cm" svg:x="4.318cm" svg:y="8.322cm">
          <text:p text:style-name="P3"><text:span text:style-name="T1">Start Walk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3" draw:id="id3" draw:layer="layout" svg:width="3.048cm" svg:height="3.048cm" svg:x="7cm" svg:y="11.43cm">
          <text:p text:style-name="P4">Wal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67cm" svg:height="2.794cm" svg:x="10.525cm" svg:y="8.128cm">
          <text:p text:style-name="P4">Stop Walk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xml:id="id4" draw:id="id4" draw:layer="layout" svg:width="3.841cm" svg:height="3.616cm" svg:x="1.016cm" svg:y="12.954cm">
          <text:p text:style-name="P4">Start 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" draw:id="id5" draw:layer="layout" svg:width="3.085cm" svg:height="2.903cm" svg:x="13.679cm" svg:y="13.353cm">
          <text:p text:style-name="P4">Stop 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3.048cm" svg:height="3.048cm" svg:x="7cm" svg:y="14.986cm">
          <text:p text:style-name="P3"><text:span text:style-name="T2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0.525cm" svg:y1="9.525cm" svg:x2="7.079cm" svg:y2="9.622cm" draw:start-shape="id1" draw:start-glue-point="6" draw:end-shape="id2" draw:end-glue-point="10" svg:d="M10525 9525c-2556 0-833 97-3446 97" svg:viewBox="0 0 3447 98">
          <text:p/>
        </draw:connector>
        <draw:connector draw:style-name="gr8" draw:text-style-name="P5" draw:layer="layout" svg:x1="6.675cm" svg:y1="10.542cm" svg:x2="7cm" svg:y2="12.954cm" draw:start-shape="id2" draw:start-glue-point="9" draw:end-shape="id3" svg:d="M6675 10542v2412h325" svg:viewBox="0 0 326 2413">
          <text:p/>
        </draw:connector>
        <draw:connector draw:style-name="gr8" draw:text-style-name="P5" draw:layer="layout" svg:x1="10.048cm" svg:y1="12.954cm" svg:x2="12.008cm" svg:y2="10.922cm" draw:start-shape="id3" draw:start-glue-point="10" draw:end-shape="id1" draw:end-glue-point="8" svg:d="M10048 12954h1960v-2032" svg:viewBox="0 0 1961 2033">
          <text:p/>
        </draw:connector>
        <draw:connector draw:style-name="gr8" draw:text-style-name="P5" draw:layer="layout" svg:x1="4.857cm" svg:y1="14.762cm" svg:x2="13.679cm" svg:y2="14.805cm" draw:start-shape="id4" draw:start-glue-point="10" draw:end-shape="id5" draw:end-glue-point="6" svg:d="M4857 14762h4411v43h4411" svg:viewBox="0 0 8823 44">
          <text:p/>
        </draw:connector>
        <draw:connector draw:style-name="gr8" draw:text-style-name="P6" draw:layer="layout" svg:x1="4.318cm" svg:y1="9.622cm" svg:x2="1.016cm" svg:y2="14.762cm" draw:start-shape="id2" draw:start-glue-point="6" draw:end-shape="id4" draw:end-glue-point="6" svg:d="M4318 9622h-3804v5140h502" svg:viewBox="0 0 3805 5141">
          <text:p/>
        </draw:connector>
        <draw:connector draw:style-name="gr8" draw:text-style-name="P6" draw:layer="layout" draw:line-skew="-0.562cm" svg:x1="2.937cm" svg:y1="16.57cm" svg:x2="7cm" svg:y2="16.51cm" draw:start-shape="id4" draw:start-glue-point="8" draw:end-shape="id6" draw:end-glue-point="6" svg:d="M2937 16570v-60h2992 1071" svg:viewBox="0 0 4064 61">
          <text:p/>
        </draw:connector>
        <draw:connector draw:style-name="gr8" draw:text-style-name="P6" draw:layer="layout" draw:line-skew="0cm -0.247cm" svg:x1="10.048cm" svg:y1="16.51cm" svg:x2="15.222cm" svg:y2="16.256cm" draw:start-shape="id6" draw:start-glue-point="10" draw:end-shape="id5" draw:end-glue-point="8" svg:d="M10048 16510h1816 3358v-254" svg:viewBox="0 0 5175 255">
          <text:p/>
        </draw:connector>
        <draw:connector draw:style-name="gr8" draw:text-style-name="P6" draw:layer="layout" svg:x1="15.221cm" svg:y1="13.353cm" svg:x2="13.492cm" svg:y2="9.525cm" draw:start-shape="id5" draw:end-shape="id1" draw:end-glue-point="10" svg:d="M15221 13353v-3828h-1729" svg:viewBox="0 0 1730 3829">
          <text:p/>
        </draw:connector>
        <draw:connector draw:style-name="gr8" draw:text-style-name="P6" draw:layer="layout" svg:x1="6.071cm" svg:y1="5.601cm" svg:x2="4.318cm" svg:y2="9.622cm" draw:start-shape="id7" draw:start-glue-point="6" draw:end-shape="id2" svg:d="M6071 5601h-2319v4021h566" svg:viewBox="0 0 2320 4022">
          <text:p/>
        </draw:connector>
        <draw:connector draw:style-name="gr8" draw:text-style-name="P6" draw:layer="layout" svg:x1="12.008cm" svg:y1="8.128cm" svg:x2="8.128cm" svg:y2="5.601cm" draw:start-shape="id1" draw:start-glue-point="4" draw:end-shape="id7" draw:end-glue-point="10" svg:d="M12008 8128v-2527h-3880" svg:viewBox="0 0 3881 2528">
          <text:p/>
        </draw:connector>
        <draw:connector draw:style-name="gr8" draw:text-style-name="P6" draw:layer="layout" svg:x1="6.071cm" svg:y1="5.601cm" svg:x2="1.578cm" svg:y2="13.483cm" draw:start-shape="id7" draw:start-glue-point="6" draw:end-shape="id4" draw:end-glue-point="5" svg:d="M6071 5601h-4493v7882" svg:viewBox="0 0 4494 7883">
          <text:p/>
        </draw:connector>
        <draw:custom-shape draw:style-name="gr9" draw:text-style-name="P7" draw:layer="layout" svg:width="1.27cm" svg:height="0.508cm" svg:x="6.604cm" svg:y="7.62cm">
          <text:p text:style-name="P2"><text:span text:style-name="T3">WALK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08cm" svg:x="1.778cm" svg:y="6.35cm">
          <text:p text:style-name="P2"><text:span text:style-name="T3">WALK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4cm" svg:height="0.508cm" svg:x="3.81cm" svg:y="6.35cm">
          <text:p text:style-name="P2"><text:span text:style-name="T3">SPRIN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875cm" svg:height="0.954cm" svg:x="2.935cm" svg:y="6.158cm">
          <draw:text-box>
            <text:p>+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asers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olor Gate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lor Changer</text:p>
          </draw:text-box>
        </draw:frame>
        <draw:frame presentation:style-name="pr7" draw:layer="layout" svg:width="11.711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amera</text:p>
          </draw:text-box>
        </draw:frame>
        <draw:frame presentation:style-name="pr7" draw:layer="layout" svg:width="11.711cm" svg:height="12.18cm" svg:x="2cm" svg:y="6cm" presentation:class="outline" presentation:placeholder="true">
          <draw:text-box/>
        </draw:frame>
        <draw:frame presentation:style-name="pr7" draw:layer="layout" svg:width="11.711cm" svg:height="12.18cm" svg:x="14.298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corder</text:p>
          </draw:text-box>
        </draw:frame>
        <draw:frame presentation:style-name="pr7" draw:layer="layout" svg:width="11.711cm" svg:height="12.18cm" svg:x="2cm" svg:y="6cm" presentation:class="outline" presentation:placeholder="true">
          <draw:text-box/>
        </draw:frame>
        <draw:frame presentation:style-name="pr7" draw:layer="layout" svg:width="11.711cm" svg:height="12.18cm" svg:x="14.298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09:27:27.419000000</meta:creation-date>
    <meta:editing-duration>PT49M3S</meta:editing-duration>
    <meta:editing-cycles>24</meta:editing-cycles>
    <meta:generator>LibreOffice/5.4.1.2$Windows_x86 LibreOffice_project/ea7cb86e6eeb2bf3a5af73a8f7777ac570321527</meta:generator>
    <dc:date>2017-10-03T10:16:44.106000000</dc:date>
    <meta:document-statistic meta:object-count="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